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Vamos a hacerlo <text:span text:style-name="Strong_20_Emphasis">práctico y realista</text:span>: cómo conseguir <text:span text:style-name="Strong_20_Emphasis">tus primeros 10 seguidores reales</text:span> en X sin romper el estilo de Elara.</text:p>
      <text:p text:style-name="Horizontal_20_Line"/>
      <text:h text:style-name="Heading_20_1" text:outline-level="1">🎯 Objetivo</text:h>
      <text:p text:style-name="Text_20_body">No es “ganar seguidores”.<text:line-break/>Es lograr esto:</text:p>
      <text:p text:style-name="Text_20_body">👉 <text:span text:style-name="Strong_20_Emphasis">Que alguien lea 2–3 posts tuyos y decida quedarse</text:span></text:p>
      <text:p text:style-name="Horizontal_20_Line"/>
      <text:h text:style-name="Heading_20_1" text:outline-level="1">🚀 Estrategia (simple y efectiva)</text:h>
      <text:h text:style-name="Heading_20_2" text:outline-level="2">1️⃣ Encuentra a TU gente (5–10 minutos al día)</text:h>
      <text:p text:style-name="Text_20_body">Busca en X:</text:p>
      <text:list xml:id="list3396538536" text:style-name="L1">
        <text:list-item>
          <text:p text:style-name="P1">“fantasy writing”</text:p>
        </text:list-item>
        <text:list-item>
          <text:p text:style-name="P1">“worldbuilding”</text:p>
        </text:list-item>
        <text:list-item>
          <text:p text:style-name="P1">“philosophy life”</text:p>
        </text:list-item>
        <text:list-item>
          <text:p text:style-name="P1">“existential thoughts”</text:p>
        </text:list-item>
      </text:list>
      <text:p text:style-name="Text_20_body">👉 Entra en posts recientes<text:line-break/>👉 Abre perfiles pequeños (muy importante)</text:p>
      <text:p text:style-name="Text_20_body"><text:span text:style-name="Strong_20_Emphasis">Por qué pequeños:</text:span></text:p>
      <text:list xml:id="list988330427" text:style-name="L2">
        <text:list-item>
          <text:p text:style-name="P2">Más probabilidad de respuesta</text:p>
        </text:list-item>
        <text:list-item>
          <text:p text:style-name="P2">Más humanos, menos ruido</text:p>
        </text:list-item>
      </text:list>
      <text:p text:style-name="Horizontal_20_Line"/>
      <text:h text:style-name="Heading_20_2" text:outline-level="2">2️⃣ Interactúa como humano (no como creador)</text:h>
      <text:p text:style-name="Text_20_body">No pongas:</text:p>
      <text:p text:style-name="Quotations">“nice post”</text:p>
      <text:p text:style-name="Text_20_body">Pon algo así:</text:p>
      <text:p text:style-name="Text_20_body">👉 Ejemplos alineados con tu tono:</text:p>
      <text:list xml:id="list3474457623" text:style-name="L3">
        <text:list-item>
          <text:p text:style-name="P3">“There’s something unsettling about this… like we’re moving without knowing why.”</text:p>
        </text:list-item>
        <text:list-item>
          <text:p text:style-name="P3"><text:soft-page-break/>“Do you think we choose the path, or we just discover it?”</text:p>
        </text:list-item>
      </text:list>
      <text:p text:style-name="Text_20_body">💡 Esto es CLAVE:</text:p>
      <text:list xml:id="list3420109781" text:style-name="L4">
        <text:list-item>
          <text:p text:style-name="P4">Debe sonar a reflexión, no promoción</text:p>
        </text:list-item>
        <text:list-item>
          <text:p text:style-name="P4">Debe encajar con tu universo</text:p>
        </text:list-item>
      </text:list>
      <text:p text:style-name="Horizontal_20_Line"/>
      <text:h text:style-name="Heading_20_2" text:outline-level="2">3️⃣ Haz esto 5 veces al día (máximo)</text:h>
      <text:list xml:id="list3456990572" text:style-name="L5">
        <text:list-item>
          <text:p text:style-name="P5">5 comentarios reales</text:p>
        </text:list-item>
        <text:list-item>
          <text:p text:style-name="P5">No más</text:p>
        </text:list-item>
      </text:list>
      <text:p text:style-name="Text_20_body">👉 Calidad &gt; cantidad</text:p>
      <text:p text:style-name="Horizontal_20_Line"/>
      <text:h text:style-name="Heading_20_2" text:outline-level="2">4️⃣ Luego… publica (como ya haces)</text:h>
      <text:p text:style-name="Text_20_body">Tú ya tienes esto perfecto:</text:p>
      <text:list xml:id="list3362394880" text:style-name="L6">
        <text:list-item>
          <text:p text:style-name="P6">narrativa</text:p>
        </text:list-item>
        <text:list-item>
          <text:p text:style-name="P6">consistencia</text:p>
        </text:list-item>
        <text:list-item>
          <text:p text:style-name="P6">estética</text:p>
        </text:list-item>
      </text:list>
      <text:p text:style-name="Text_20_body">👉 No cambies nada aquí</text:p>
      <text:p text:style-name="Horizontal_20_Line"/>
      <text:h text:style-name="Heading_20_2" text:outline-level="2">5️⃣ Optimiza el perfil (muy importante)</text:h>
      <text:p text:style-name="Text_20_body">Cuando alguien entra, decide en <text:span text:style-name="Strong_20_Emphasis">3 segundos</text:span> si seguirte.</text:p>
      <text:p text:style-name="Text_20_body">Asegúrate de que:</text:p>
      <text:h text:style-name="Heading_20_3" text:outline-level="3">✔ Bio clara (ejemplo)</text:h>
      <text:p text:style-name="Quotations">Reconstructing a forgotten knowledge.<text:line-break/>A journey through life, mystery, and truth.</text:p>
      <text:h text:style-name="Heading_20_3" text:outline-level="3">✔ Pinned tweet potente</text:h>
      <text:p text:style-name="Text_20_body">(ya lo tienes 👌)</text:p>
      <text:p text:style-name="Horizontal_20_Line"/>
      <text:h text:style-name="Heading_20_2" text:outline-level="2"><text:soft-page-break/>6️⃣ Micro-trigger para follow (detalle PRO)</text:h>
      <text:p text:style-name="Text_20_body">En algunos posts (no todos), puedes añadir al final:</text:p>
      <text:p text:style-name="Quotations">This is the beginning.</text:p>
      <text:p text:style-name="Text_20_body">o</text:p>
      <text:p text:style-name="Quotations">This is only the start.</text:p>
      <text:p text:style-name="Text_20_body">👉 Genera curiosidad → aumenta follows</text:p>
      <text:p text:style-name="Horizontal_20_Line"/>
      <text:h text:style-name="Heading_20_2" text:outline-level="2">🧠 Qué va a pasar realmente</text:h>
      <text:p text:style-name="Text_20_body">Día 1–3:</text:p>
      <text:list xml:id="list2925254138" text:style-name="L7">
        <text:list-item>
          <text:p text:style-name="P7">nada visible</text:p>
        </text:list-item>
      </text:list>
      <text:p text:style-name="Text_20_body">Día 4–7:</text:p>
      <text:list xml:id="list2521441275" text:style-name="L8">
        <text:list-item>
          <text:p text:style-name="P8">1–3 seguidores</text:p>
        </text:list-item>
      </text:list>
      <text:p text:style-name="Text_20_body">Día 7–14:</text:p>
      <text:list xml:id="list955506165" text:style-name="L9">
        <text:list-item>
          <text:p text:style-name="P9">5–10 seguidores</text:p>
        </text:list-item>
      </text:list>
      <text:p text:style-name="Text_20_body">👉 si eres constante</text:p>
      <text:p text:style-name="Horizontal_20_Line"/>
      <text:h text:style-name="Heading_20_2" text:outline-level="2">🔥 Regla clave</text:h>
      <text:p text:style-name="Text_20_body">Cada seguidor debe ser alguien que:</text:p>
      <text:p text:style-name="Text_20_body">✔ lee<text:line-break/>✔ siente algo<text:line-break/>✔ quiere más</text:p>
      <text:p text:style-name="Horizontal_20_Line"/>
      <text:h text:style-name="Heading_20_2" text:outline-level="2">❌ Qué NO hacer</text:h>
      <text:list xml:id="list1781066954" text:style-name="L10">
        <text:list-item>
          <text:p text:style-name="P10">follow for follow</text:p>
        </text:list-item>
        <text:list-item>
          <text:p text:style-name="P10">spam</text:p>
        </text:list-item>
        <text:list-item>
          <text:p text:style-name="P10">comentar en masa</text:p>
        </text:list-item>
        <text:list-item>
          <text:p text:style-name="P10">cambiar tu estilo</text:p>
        </text:list-item>
      </text:list>
      <text:p text:style-name="Horizontal_20_Line"/>
      <text:h text:style-name="Heading_20_2" text:outline-level="2"><text:soft-page-break/>🎯 Resumen simple</text:h>
      <text:p text:style-name="Text_20_body">Haz esto cada día:</text:p>
      <text:list xml:id="list4014516747" text:style-name="L11">
        <text:list-item>
          <text:p text:style-name="P11">5 interacciones reales</text:p>
        </text:list-item>
        <text:list-item>
          <text:p text:style-name="P11">1 post (o seguir tu serie)</text:p>
        </text:list-item>
        <text:list-item>
          <text:p text:style-name="P11">mantener identidad</text:p>
        </text:list-item>
      </text:list>
      <text:p text:style-name="Horizontal_20_Line"/>
      <text:h text:style-name="Heading_20_2" text:outline-level="2">🧠 La verdad importante</text:h>
      <text:p text:style-name="Text_20_body">Tu proyecto no es para crecer rápido.</text:p>
      <text:p text:style-name="Text_20_body">👉 Es para construir algo que:</text:p>
      <text:list xml:id="list4237340197" text:style-name="L12">
        <text:list-item>
          <text:p text:style-name="P12">engancha</text:p>
        </text:list-item>
        <text:list-item>
          <text:p text:style-name="P12">evoluciona</text:p>
        </text:list-item>
        <text:list-item>
          <text:p text:style-name="P12">se recuerda</text:p>
        </text:list-item>
      </text:list>
      <text:p text:style-name="Horizontal_20_Line"/>
      <text:p text:style-name="Text_20_body">Si quieres, el siguiente paso puede ser:</text:p>
      <text:p text:style-name="Text_20_body">👉 escribir <text:span text:style-name="Strong_20_Emphasis">3 comentarios estratégicos reales</text:span> que podrías usar hoy mismo para empezar a atraer a tus primeros seguidores sin parecer promoción.</text:p>
      <text:p text:style-name="Horizontal_20_Line"/>
      <text:p text:style-name="Text_20_body"/>
      <text:p text:style-name="Text_20_body">Perfecto — vamos a hacerlo bien afinado para tu tono.<text:line-break/>La idea es que tus comentarios:</text:p>
      <text:list xml:id="list2430310685" text:style-name="L13">
        <text:list-item>
          <text:p text:style-name="P13">Suenen <text:span text:style-name="Strong_20_Emphasis">naturales y reflexivos</text:span></text:p>
        </text:list-item>
        <text:list-item>
          <text:p text:style-name="P13">Encajen con tu universo</text:p>
        </text:list-item>
        <text:list-item>
          <text:p text:style-name="P13">Generen <text:span text:style-name="Strong_20_Emphasis">curiosidad</text:span>, no promoción</text:p>
        </text:list-item>
      </text:list>
      <text:p text:style-name="Horizontal_20_Line"/>
      <text:h text:style-name="Heading_20_2" text:outline-level="2">🎯 3 comentarios listos para usar</text:h>
      <text:h text:style-name="Heading_20_3" text:outline-level="3">💬 1. (existencial / conecta con casi cualquier post)</text:h>
      <text:p text:style-name="Quotations">There’s something strange about this…</text:p>
      <text:p text:style-name="Quotations">it feels like we’re all moving forward,<text:line-break/>even when we don’t really understand why.</text:p>
      <text:p text:style-name="Text_20_body"><text:soft-page-break/>👉 Funciona porque:</text:p>
      <text:list xml:id="list2598040368" text:style-name="L14">
        <text:list-item>
          <text:p text:style-name="P14">Refuerza tu tema central</text:p>
        </text:list-item>
        <text:list-item>
          <text:p text:style-name="P14">Invita a identificación</text:p>
        </text:list-item>
      </text:list>
      <text:p text:style-name="Horizontal_20_Line"/>
      <text:h text:style-name="Heading_20_3" text:outline-level="3">💬 2. (abre conversación)</text:h>
      <text:p text:style-name="Quotations">Do you think we choose our path…<text:line-break/>or we just become aware of it over time?</text:p>
      <text:p text:style-name="Text_20_body">👉 Funciona porque:</text:p>
      <text:list xml:id="list1929008016" text:style-name="L15">
        <text:list-item>
          <text:p text:style-name="P15">Es pregunta → aumenta respuestas</text:p>
        </text:list-item>
        <text:list-item>
          <text:p text:style-name="P15">Activa reflexión</text:p>
        </text:list-item>
      </text:list>
      <text:p text:style-name="Horizontal_20_Line"/>
      <text:h text:style-name="Heading_20_3" text:outline-level="3">💬 3. (ligeramente más profundo / diferencial)</text:h>
      <text:p text:style-name="Quotations">Sometimes it feels less like we’re searching for answers…<text:line-break/>and more like something is slowly revealing them to us.</text:p>
      <text:p text:style-name="Text_20_body">👉 Funciona porque:</text:p>
      <text:list xml:id="list4083979483" text:style-name="L16">
        <text:list-item>
          <text:p text:style-name="P16">Tiene un tono casi “místico”</text:p>
        </text:list-item>
        <text:list-item>
          <text:p text:style-name="P16">Encaja perfecto con Fabhrius</text:p>
        </text:list-item>
      </text:list>
      <text:p text:style-name="Horizontal_20_Line"/>
      <text:h text:style-name="Heading_20_2" text:outline-level="2">🧠 Cómo usarlos (esto es clave)</text:h>
      <text:p text:style-name="Text_20_body">No los copies y pegues sin pensar.</text:p>
      <text:p text:style-name="Text_20_body">👉 Antes de comentar:</text:p>
      <text:list xml:id="list783947695" text:style-name="L17">
        <text:list-item>
          <text:p text:style-name="P17">Lee el post</text:p>
        </text:list-item>
        <text:list-item>
          <text:p text:style-name="P17">Ajusta una palabra si hace falta</text:p>
        </text:list-item>
        <text:list-item>
          <text:p text:style-name="P17">Haz que parezca respuesta real</text:p>
        </text:list-item>
      </text:list>
      <text:p text:style-name="Horizontal_20_Line"/>
      <text:h text:style-name="Heading_20_2" text:outline-level="2">🔥 Regla de oro</text:h>
      <text:p text:style-name="Text_20_body">👉 Tu comentario debe parecer:</text:p>
      <text:p text:style-name="Text_20_body"><text:span text:style-name="Strong_20_Emphasis">una extensión del pensamiento del otro,<text:line-break/>no una intervención externa</text:span></text:p>
      <text:p text:style-name="Horizontal_20_Line"><text:soft-page-break/></text:p>
      <text:h text:style-name="Heading_20_2" text:outline-level="2">🎯 Frecuencia ideal</text:h>
      <text:list xml:id="list1241744492" text:style-name="L18">
        <text:list-item>
          <text:p text:style-name="P18">3 a 5 comentarios al día</text:p>
        </text:list-item>
        <text:list-item>
          <text:p text:style-name="P18">En posts recientes (no viejos)</text:p>
        </text:list-item>
      </text:list>
      <text:p text:style-name="Horizontal_20_Line"/>
      <text:h text:style-name="Heading_20_2" text:outline-level="2">🚀 Qué esperar</text:h>
      <text:p text:style-name="Text_20_body">Alguien va a:</text:p>
      <text:list xml:id="list78123486" text:style-name="L19">
        <text:list-item>
          <text:p text:style-name="P19">Leer tu comentario</text:p>
        </text:list-item>
        <text:list-item>
          <text:p text:style-name="P19">Pensar “esto es interesante”</text:p>
        </text:list-item>
        <text:list-item>
          <text:p text:style-name="P19">Entrar a tu perfil</text:p>
        </text:list-item>
        <text:list-item>
          <text:p text:style-name="P19">Ver tu narrativa</text:p>
        </text:list-item>
      </text:list>
      <text:p text:style-name="Text_20_body">👉 y ahí ocurre el follow</text:p>
      <text:p text:style-name="Horizontal_20_Line"/>
      <text:h text:style-name="Heading_20_2" text:outline-level="2">🧠 Detalle importante</text:h>
      <text:p text:style-name="Text_20_body">Estos comentarios ya están alineados con tu contenido, así que:</text:p>
      <text:p text:style-name="Text_20_body">👉 estás “sembrando” tu historia fuera de tu perfil</text:p>
      <text:p text:style-name="Horizontal_20_Line"/>
      <text:p text:style-name="Text_20_body">Si quieres, el siguiente paso potente es:</text:p>
      <text:p text:style-name="Text_20_body">👉 adaptar <text:span text:style-name="Strong_20_Emphasis">uno de tus próximos posts</text:span> para maximizar la conversión cuando alguien llegue desde estos comentarios (ese momento es crítico)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8T18:21:17.001000000</meta:creation-date>
    <dc:date>2026-04-08T18:24:16.732000000</dc:date>
    <meta:editing-duration>PT3M</meta:editing-duration>
    <meta:editing-cycles>1</meta:editing-cycles>
    <meta:document-statistic meta:table-count="0" meta:image-count="0" meta:object-count="0" meta:page-count="6" meta:paragraph-count="122" meta:word-count="706" meta:character-count="3793" meta:non-whitespace-character-count="3261"/>
    <meta:generator>LibreOffice/7.3.5.2$Windows_X86_64 LibreOffice_project/184fe81b8c8c30d8b5082578aee2fed2ea847c01</meta:generator>
  </office:meta>
</office:document-meta>
</file>